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811a7a"/>
    </style:style>
    <style:style style:name="P29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37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38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39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40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P41" style:family="paragraph" style:parent-style-name="Text_20_body">
      <style:paragraph-properties fo:text-align="justify" style:justify-single-word="false"/>
      <style:text-properties officeooo:paragraph-rsid="00972264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2d70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5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191827427" text:style-name="L1">
        <text:list-item>
          <text:p text:style-name="P14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14"/>
        </text:list-item>
        <text:list-item>
          <text:p text:style-name="P15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15"/>
        </text:list-item>
        <text:list-item>
          <text:p text:style-name="P15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15"/>
        </text:list-item>
        <text:list-item>
          <text:p text:style-name="P16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16"/>
        </text:list-item>
        <text:list-item>
          <text:p text:style-name="P17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17"/>
        </text:list-item>
        <text:list-item>
          <text:p text:style-name="P17">W przypadku zamówień odbieranych stacjonarnie klient musi okazać odpowiednie dane, aby umożliwić zidentyfikowanie zamówienia np. numer zamówienia, numer telefonu, dane osobiste. </text:p>
          <text:p text:style-name="P17"/>
        </text:list-item>
        <text:list-item>
          <text:p text:style-name="P17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17"/>
        </text:list-item>
        <text:list-item>
          <text:p text:style-name="P18">Przygotowane zamówienia są odpowiednio oznaczane bezpośrednio po zapakowaniu przez kucharzy, oznaczeniem są etykiety z odpowiednimi danymi np. numer zamówienia oraz sposób odbioru/ adres dostawy.</text:p>
          <text:p text:style-name="P18"/>
        </text:list-item>
        <text:list-item>
          <text:p text:style-name="P19">Właściciele cateringu ustalają oraz aktualizują cennik usług (posiłków oraz ewentualnych dostaw).</text:p>
        </text:list-item>
        <text:list-item>
          <text:p text:style-name="P34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6"/>
      <text:p text:style-name="P30">CEL</text:p>
      <text:p text:style-name="P7"/>
      <text:p text:style-name="P9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7"/>
      <text:p text:style-name="P32">ZAKRES</text:p>
      <text:p text:style-name="P8"/>
      <text:p text:style-name="P10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2619080976" text:style-name="L2">
        <text:list-item>
          <text:p text:style-name="P35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35">Komponowanie i personalizację dań zgodnie z preferencjami i potrzebami klientów.</text:p>
        </text:list-item>
        <text:list-item>
          <text:p text:style-name="P35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35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35">Umożliwienie klientom składania zamówień poprzez różne kanały, takie jak strona internetowa, aplikacja mobilna, telefon i zamówienia stacjonarne.</text:p>
        </text:list-item>
        <text:list-item>
          <text:p text:style-name="P35">Obsługę reklamacji oraz zarządzanie nimi, <text:span text:style-name="T41">przyjmowanie ich przez stronę internetową, aplikację mobilną </text:span><text:span text:style-name="T42">lub telefonicznie</text:span>.</text:p>
          <text:p text:style-name="P35"/>
        </text:list-item>
      </text:list>
      <text:p text:style-name="P33">KONTEKST</text:p>
      <text:p text:style-name="P13"/>
      <text:p text:style-name="P12">Kontekst systemu obejmuje:</text:p>
      <text:list xml:id="list4176309237" text:style-name="L3">
        <text:list-item>
          <text:p text:style-name="P37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38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36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39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39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40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40"/>
        </text:list-item>
      </text:list>
      <text:p text:style-name="P41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1"/>
      <text:p text:style-name="P7"/>
      <text:p text:style-name="P31">ZDARZENIA BIZNESOWE</text:p>
      <text:p text:style-name="P21"><text:span text:style-name="T28">1</text:span>. P<text:span text:style-name="T28">lanowanie menu.</text:span></text:p>
      <text:p text:style-name="P29"><text:span text:style-name="T13">2</text:span><text:span text:style-name="T12">. Przyjęcie zamówienia od klienta </text:span><text:span text:style-name="T14">(zamówienia stacjonarne oraz on-line).</text:span></text:p>
      <text:p text:style-name="P21"><text:span text:style-name="T28">3</text:span>. Przygotowanie zamówienia.</text:p>
      <text:p text:style-name="P21"><text:span text:style-name="T28">4</text:span>. <text:span text:style-name="T27">Wydanie zlecenia:</text:span></text:p>
      <text:p text:style-name="P20"><text:span text:style-name="T27"><text:tab/>a) </text:span><text:span text:style-name="T49">W </text:span><text:span text:style-name="T27">przypadku odbioru stacjonarnego przez klienta:</text:span></text:p>
      <text:list xml:id="list2024741249" text:style-name="L5">
        <text:list-item>
          <text:p text:style-name="P27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22"><text:span text:style-name="T49">W</text:span>ydanie zamówienia w przypadku braku pokwitowania na podstawie innych danych podanych przez klienta, jeśli zostały one zapisane w systemie.</text:p>
        </text:list-item>
      </text:list>
      <text:p text:style-name="P23"><text:s/><text:tab/>b) <text:span text:style-name="T49">W</text:span> przypadku dostawy do klienta:</text:p>
      <text:list xml:id="list3106984967" text:style-name="L6">
        <text:list-item>
          <text:p text:style-name="P28"><text:span text:style-name="T16">W</text:span><text:span text:style-name="T15">ydanie zamówienia po zawiezieniu go na konkretny adres.</text:span></text:p>
        </text:list-item>
      </text:list>
      <text:p text:style-name="P24"><text:span text:style-name="T40">5</text:span>. Przygotowanie zestawienia finansowego do Urzędu Skarbowego.</text:p>
      <text:p text:style-name="P25"><text:span text:style-name="T40">6</text:span>. Obsługa zapytań ofertowych.</text:p>
      <text:p text:style-name="P26"><text:span text:style-name="T40">7</text:span>. Ocena <text:span text:style-name="T45">reklamacji oraz </text:span>satysfakcji klie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17T21:13:57.779386185</dc:date>
    <meta:editing-duration>PT4H29M31S</meta:editing-duration>
    <meta:editing-cycles>114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1087" meta:character-count="8812" meta:non-whitespace-character-count="7790"/>
  </office:meta>
</office:document-meta>
</file>